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6-26T00:08:49Z</meta:creation-date>
    <dc:date>2022-06-26T00:08:4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o stretchy="false" form="prefix">(</mo>
    <mfrac>
      <mi>D</mi>
      <mi>W</mi>
    </mfrac>
    <mo>+</mo>
    <mn>1</mn>
    <mo stretchy="false" form="postfix">)</mo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o stretchy="false" form="prefix">(</mo>
    <mi>n</mi>
    <mo>+</mo>
    <mn>1</mn>
    <mo stretchy="false" form="postfix">)</mo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